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prints" style:family="table">
      <style:table-properties style:width="6.925in" table:align="margins"/>
    </style:style>
    <style:style style:name="Sprints.A" style:family="table-column">
      <style:table-column-properties style:column-width="3.4625in" style:rel-column-width="32767*"/>
    </style:style>
    <style:style style:name="Spri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Sprints.B1" style:family="table-cell">
      <style:table-cell-properties fo:padding="0.0382in" fo:border="0.05pt solid #000000"/>
    </style:style>
    <style:style style:name="Sprints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4pt" fo:font-weight="bold" officeooo:rsid="0008b40b" officeooo:paragraph-rsid="0008b40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5af9cb" officeooo:paragraph-rsid="005af9c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5b157f" officeooo:paragraph-rsid="005b157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d4d75" officeooo:paragraph-rsid="000d4d75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709d" officeooo:paragraph-rsid="000d3aaf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2f502" officeooo:paragraph-rsid="0012f502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3e721" officeooo:paragraph-rsid="0023e721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a32fd" officeooo:paragraph-rsid="002a32fd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358986" officeooo:paragraph-rsid="00358986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3ee1c9" officeooo:paragraph-rsid="003ee1c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4c95d2" officeooo:paragraph-rsid="004c95d2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b709d" officeooo:paragraph-rsid="000d3aa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8e514" officeooo:paragraph-rsid="000e5f5b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ea9d1" officeooo:paragraph-rsid="000ea9d1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text-properties fo:font-size="14pt" fo:font-weight="normal" officeooo:rsid="00144bec" officeooo:paragraph-rsid="00144bec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text-properties fo:font-size="14pt" fo:font-weight="normal" officeooo:rsid="001198e6" officeooo:paragraph-rsid="001669c0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text-properties fo:font-size="14pt" fo:font-weight="normal" officeooo:rsid="001198e6" officeooo:paragraph-rsid="0017ef4d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officeooo:rsid="001198e6" officeooo:paragraph-rsid="00191917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text-properties fo:font-size="14pt" fo:font-weight="normal" officeooo:rsid="001198e6" officeooo:paragraph-rsid="001af0d3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text-properties fo:font-size="14pt" fo:font-weight="normal" officeooo:rsid="0013ceaf" officeooo:paragraph-rsid="001ec99a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text-properties fo:font-size="14pt" fo:font-weight="normal" officeooo:rsid="0013ceaf" officeooo:paragraph-rsid="00205550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4pt" fo:font-weight="normal" officeooo:rsid="0013ceaf" officeooo:paragraph-rsid="0020c4e2" style:font-size-asian="12.25pt" style:font-weight-asian="normal" style:font-size-complex="14pt" style:font-weight-complex="normal"/>
    </style:style>
    <style:style style:name="P23" style:family="paragraph" style:parent-style-name="Standard" style:list-style-name="L3">
      <style:text-properties fo:font-size="14pt" fo:font-weight="normal" officeooo:rsid="003c8595" officeooo:paragraph-rsid="0023434d" style:font-size-asian="12.25pt" style:font-weight-asian="normal" style:font-size-complex="14pt" style:font-weight-complex="normal"/>
    </style:style>
    <style:style style:name="P24" style:family="paragraph" style:parent-style-name="Standard" style:list-style-name="L6">
      <style:text-properties fo:font-size="14pt" fo:font-weight="normal" officeooo:rsid="003c8595" officeooo:paragraph-rsid="00388b3b" style:font-size-asian="12.25pt" style:font-weight-asian="normal" style:font-size-complex="14pt" style:font-weight-complex="normal"/>
    </style:style>
    <style:style style:name="P25" style:family="paragraph" style:parent-style-name="Standard" style:list-style-name="L4">
      <style:text-properties fo:font-size="14pt" fo:font-weight="normal" officeooo:rsid="0026f50e" officeooo:paragraph-rsid="0026f50e" style:font-size-asian="12.25pt" style:font-weight-asian="normal" style:font-size-complex="14pt" style:font-weight-complex="normal"/>
    </style:style>
    <style:style style:name="P26" style:family="paragraph" style:parent-style-name="Standard" style:list-style-name="L4">
      <style:text-properties fo:font-size="14pt" fo:font-weight="normal" officeooo:rsid="00285418" officeooo:paragraph-rsid="00285418" style:font-size-asian="12.25pt" style:font-weight-asian="normal" style:font-size-complex="14pt" style:font-weight-complex="normal"/>
    </style:style>
    <style:style style:name="P27" style:family="paragraph" style:parent-style-name="Standard" style:list-style-name="L4">
      <style:text-properties fo:font-size="14pt" fo:font-weight="normal" officeooo:rsid="00285418" officeooo:paragraph-rsid="002a0560" style:font-size-asian="12.25pt" style:font-weight-asian="normal" style:font-size-complex="14pt" style:font-weight-complex="normal"/>
    </style:style>
    <style:style style:name="P28" style:family="paragraph" style:parent-style-name="Standard" style:list-style-name="L5">
      <style:text-properties fo:font-size="14pt" fo:font-weight="normal" officeooo:rsid="002d7a0a" officeooo:paragraph-rsid="002d7a0a" style:font-size-asian="12.25pt" style:font-weight-asian="normal" style:font-size-complex="14pt" style:font-weight-complex="normal"/>
    </style:style>
    <style:style style:name="P29" style:family="paragraph" style:parent-style-name="Standard" style:list-style-name="L5">
      <style:text-properties fo:font-size="14pt" fo:font-weight="normal" officeooo:rsid="002f39d8" officeooo:paragraph-rsid="002f39d8" style:font-size-asian="12.25pt" style:font-weight-asian="normal" style:font-size-complex="14pt" style:font-weight-complex="normal"/>
    </style:style>
    <style:style style:name="P30" style:family="paragraph" style:parent-style-name="Standard" style:list-style-name="L5">
      <style:text-properties fo:font-size="14pt" fo:font-weight="normal" officeooo:rsid="00312e9c" officeooo:paragraph-rsid="00312e9c" style:font-size-asian="12.25pt" style:font-weight-asian="normal" style:font-size-complex="14pt" style:font-weight-complex="normal"/>
    </style:style>
    <style:style style:name="P31" style:family="paragraph" style:parent-style-name="Standard" style:list-style-name="L5">
      <style:text-properties fo:font-size="14pt" fo:font-weight="normal" officeooo:rsid="00319936" officeooo:paragraph-rsid="00319936" style:font-size-asian="12.25pt" style:font-weight-asian="normal" style:font-size-complex="14pt" style:font-weight-complex="normal"/>
    </style:style>
    <style:style style:name="P32" style:family="paragraph" style:parent-style-name="Standard" style:list-style-name="L5">
      <style:text-properties fo:font-size="14pt" fo:font-weight="normal" officeooo:rsid="00339870" officeooo:paragraph-rsid="00339870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358986" officeooo:paragraph-rsid="00358986" style:font-size-asian="12.25pt" style:font-weight-asian="normal" style:font-size-complex="14pt" style:font-weight-complex="normal"/>
    </style:style>
    <style:style style:name="P34" style:family="paragraph" style:parent-style-name="Standard" style:list-style-name="L6">
      <style:text-properties fo:font-size="14pt" fo:font-weight="normal" officeooo:rsid="003b705c" officeooo:paragraph-rsid="003b705c" style:font-size-asian="12.25pt" style:font-weight-asian="normal" style:font-size-complex="14pt" style:font-weight-complex="normal"/>
    </style:style>
    <style:style style:name="P35" style:family="paragraph" style:parent-style-name="Standard" style:list-style-name="L7">
      <style:text-properties fo:font-size="14pt" fo:font-weight="normal" officeooo:rsid="00437af0" officeooo:paragraph-rsid="00437af0" style:font-size-asian="12.25pt" style:font-weight-asian="normal" style:font-size-complex="14pt" style:font-weight-complex="normal"/>
    </style:style>
    <style:style style:name="P36" style:family="paragraph" style:parent-style-name="Standard" style:list-style-name="L7">
      <style:text-properties fo:font-size="14pt" fo:font-weight="normal" officeooo:rsid="0045c765" officeooo:paragraph-rsid="0045c765" style:font-size-asian="12.25pt" style:font-weight-asian="normal" style:font-size-complex="14pt" style:font-weight-complex="normal"/>
    </style:style>
    <style:style style:name="P37" style:family="paragraph" style:parent-style-name="Standard" style:list-style-name="L7">
      <style:text-properties fo:font-size="14pt" fo:font-weight="normal" officeooo:rsid="0047e644" officeooo:paragraph-rsid="0047e644" style:font-size-asian="12.25pt" style:font-weight-asian="normal" style:font-size-complex="14pt" style:font-weight-complex="normal"/>
    </style:style>
    <style:style style:name="P38" style:family="paragraph" style:parent-style-name="Standard" style:list-style-name="L7">
      <style:text-properties fo:font-size="14pt" fo:font-weight="normal" officeooo:rsid="00494c60" officeooo:paragraph-rsid="00494c60" style:font-size-asian="12.25pt" style:font-weight-asian="normal" style:font-size-complex="14pt" style:font-weight-complex="normal"/>
    </style:style>
    <style:style style:name="P39" style:family="paragraph" style:parent-style-name="Standard" style:list-style-name="L7">
      <style:text-properties fo:font-size="14pt" fo:font-weight="normal" officeooo:rsid="0049f6a1" officeooo:paragraph-rsid="0049f6a1" style:font-size-asian="12.25pt" style:font-weight-asian="normal" style:font-size-complex="14pt" style:font-weight-complex="normal"/>
    </style:style>
    <style:style style:name="P40" style:family="paragraph" style:parent-style-name="Standard" style:list-style-name="L7">
      <style:text-properties fo:font-size="14pt" fo:font-weight="normal" officeooo:rsid="004b30c8" officeooo:paragraph-rsid="004b30c8" style:font-size-asian="12.25pt" style:font-weight-asian="normal" style:font-size-complex="14pt" style:font-weight-complex="normal"/>
    </style:style>
    <style:style style:name="P41" style:family="paragraph" style:parent-style-name="Standard" style:list-style-name="L7">
      <style:text-properties fo:font-size="14pt" fo:font-weight="normal" officeooo:rsid="004be48a" officeooo:paragraph-rsid="004c95d2" style:font-size-asian="12.25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4be48a" officeooo:paragraph-rsid="004c95d2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4c95d2" officeooo:paragraph-rsid="004c95d2" style:font-size-asian="12.25pt" style:font-weight-asian="normal" style:font-size-complex="14pt" style:font-weight-complex="normal"/>
    </style:style>
    <style:style style:name="P44" style:family="paragraph" style:parent-style-name="Standard" style:list-style-name="L3">
      <style:text-properties officeooo:rsid="003c8595" officeooo:paragraph-rsid="0023434d"/>
    </style:style>
    <style:style style:name="P45" style:family="paragraph" style:parent-style-name="Standard" style:list-style-name="L1">
      <style:text-properties officeooo:paragraph-rsid="00159455"/>
    </style:style>
    <style:style style:name="P46" style:family="paragraph" style:parent-style-name="Table_20_Contents">
      <style:text-properties fo:font-size="14pt" style:font-size-asian="12.25pt" style:font-size-complex="14pt"/>
    </style:style>
    <style:style style:name="P47" style:family="paragraph" style:parent-style-name="Table_20_Contents">
      <style:text-properties fo:font-size="14pt" officeooo:rsid="00500292" officeooo:paragraph-rsid="00500292" style:font-size-asian="12.25pt" style:font-size-complex="14pt"/>
    </style:style>
    <style:style style:name="P48" style:family="paragraph" style:parent-style-name="Table_20_Contents">
      <style:text-properties fo:font-size="14pt" officeooo:rsid="0051c5fe" officeooo:paragraph-rsid="0051c5fe" style:font-size-asian="12.25pt" style:font-size-complex="14pt"/>
    </style:style>
    <style:style style:name="P49" style:family="paragraph" style:parent-style-name="Table_20_Contents">
      <style:text-properties fo:font-size="14pt" officeooo:rsid="0053c3ab" officeooo:paragraph-rsid="0053c3ab" style:font-size-asian="12.25pt" style:font-size-complex="14pt"/>
    </style:style>
    <style:style style:name="P50" style:family="paragraph" style:parent-style-name="Table_20_Contents">
      <style:text-properties fo:font-size="14pt" officeooo:paragraph-rsid="005659f1" style:font-size-asian="12.25pt" style:font-size-complex="14pt"/>
    </style:style>
    <style:style style:name="T1" style:family="text">
      <style:text-properties officeooo:rsid="0023845c"/>
    </style:style>
    <style:style style:name="T2" style:family="text">
      <style:text-properties officeooo:rsid="001ad657"/>
    </style:style>
    <style:style style:name="T3" style:family="text">
      <style:text-properties officeooo:rsid="000f6475"/>
    </style:style>
    <style:style style:name="T4" style:family="text">
      <style:text-properties officeooo:rsid="00105525"/>
    </style:style>
    <style:style style:name="T5" style:family="text">
      <style:text-properties officeooo:rsid="00132fc7"/>
    </style:style>
    <style:style style:name="T6" style:family="text">
      <style:text-properties officeooo:rsid="00261e55"/>
    </style:style>
    <style:style style:name="T7" style:family="text">
      <style:text-properties officeooo:rsid="0026ae12"/>
    </style:style>
    <style:style style:name="T8" style:family="text">
      <style:text-properties officeooo:rsid="00191917"/>
    </style:style>
    <style:style style:name="T9" style:family="text">
      <style:text-properties officeooo:rsid="001cee94"/>
    </style:style>
    <style:style style:name="T10" style:family="text">
      <style:text-properties officeooo:rsid="003f833b"/>
    </style:style>
    <style:style style:name="T11" style:family="text">
      <style:text-properties officeooo:rsid="003da923"/>
    </style:style>
    <style:style style:name="T12" style:family="text">
      <style:text-properties fo:font-size="14pt" fo:font-weight="normal" officeooo:rsid="001198e6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d7d80" style:font-size-asian="12.25pt" style:font-weight-asian="normal" style:font-size-complex="14pt" style:font-weight-complex="normal"/>
    </style:style>
    <style:style style:name="T14" style:family="text">
      <style:text-properties officeooo:rsid="0025d881"/>
    </style:style>
    <style:style style:name="T15" style:family="text">
      <style:text-properties officeooo:rsid="003ade58"/>
    </style:style>
    <style:style style:name="T16" style:family="text">
      <style:text-properties officeooo:rsid="003d6250"/>
    </style:style>
    <style:style style:name="T17" style:family="text">
      <style:text-properties officeooo:rsid="004494dd"/>
    </style:style>
    <style:style style:name="T18" style:family="text">
      <style:text-properties officeooo:rsid="0046e525"/>
    </style:style>
    <style:style style:name="T19" style:family="text">
      <style:text-properties officeooo:rsid="00500292"/>
    </style:style>
    <style:style style:name="T20" style:family="text">
      <style:text-properties officeooo:rsid="0050642b"/>
    </style:style>
    <style:style style:name="T21" style:family="text">
      <style:text-properties officeooo:rsid="00521f21"/>
    </style:style>
    <style:style style:name="T22" style:family="text">
      <style:text-properties officeooo:rsid="0058c9c9"/>
    </style:style>
    <style:style style:name="T23" style:family="text">
      <style:text-properties officeooo:rsid="005913ec"/>
    </style:style>
    <style:style style:name="T2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Name: <text:span text:style-name="T24">Ayeah Godlove Akoni</text:span></text:p>
      <text:p text:style-name="P3">School:<text:span text:style-name="T24"> COLTECH UBa</text:span></text:p>
      <text:p text:style-name="P1"/>
      <text:p text:style-name="P1"><text:tab/><text:tab/><text:tab/><text:tab/><text:tab/><text:tab/><text:tab/>CRTV NORTH WEST WEBSITE </text:p>
      <text:p text:style-name="P5">Objective:</text:p>
      <text:p text:style-name="P12"><text:s/><text:span text:style-name="T1">To build a website for CRTV North West using web <text:s/>languages like HTML, CSS, JavaScript and PHP.</text:span></text:p>
      <text:p text:style-name="P12"/>
      <text:p text:style-name="P4">Problem Statement:</text:p>
      <text:p text:style-name="P14">A radio station like CRTV North West not having a website with which it can communicate with its listeners or even its partners <text:span text:style-name="T4">on line</text:span> is quite disturbing. <text:span text:style-name="T3">With a website, there will be no user friendly form for listener to communicate with their favorite radio station </text:span></text:p>
      <text:p text:style-name="P13"><text:span text:style-name="T2">To build a website for CRTV North West that will enable radio listeners to follow radio activities on line <text:s/>and also able to participate in the activities. </text:span></text:p>
      <text:p text:style-name="P13"/>
      <text:p text:style-name="P6">Description:</text:p>
      <text:list xml:id="list5593232591763745033" text:style-name="L1">
        <text:list-item>
          <text:p text:style-name="P15">The website will contain the following views;</text:p>
          <text:list>
            <text:list-item>
              <text:p text:style-name="P45"><text:span text:style-name="T12">A welcome page <text:s/></text:span><text:span text:style-name="T13">displaying logo and Welcome message</text:span></text:p>
            </text:list-item>
            <text:list-item>
              <text:p text:style-name="P16">Home page: <text:span text:style-name="T5">Displays other pages like; announcements, breaking news, programs,latest news.</text:span></text:p>
            </text:list-item>
            <text:list-item>
              <text:p text:style-name="P17"><text:span text:style-name="T6">A</text:span>dmin<text:span text:style-name="T7">istrator </text:span>panel: To update, and delete news articles</text:p>
            </text:list-item>
            <text:list-item>
              <text:p text:style-name="P18"><text:span text:style-name="T8">C</text:span>ontact CRTV form.</text:p>
            </text:list-item>
            <text:list-item>
              <text:p text:style-name="P19"><text:span text:style-name="T9">F</text:span>ollow CRTV North West: The users subscribe with their emails.</text:p>
            </text:list-item>
            <text:list-item>
              <text:p text:style-name="P20">Privacy Policy</text:p>
            </text:list-item>
            <text:list-item>
              <text:p text:style-name="P21">Term of Use</text:p>
            </text:list-item>
            <text:list-item>
              <text:p text:style-name="P22">About CRTV.</text:p>
            </text:list-item>
          </text:list>
        </text:list-item>
      </text:list>
      <text:list xml:id="list6132791453301532182" text:style-name="L3">
        <text:list-item>
          <text:p text:style-name="P44">Users are would be able to access the website using their mobile phones and <text:s/>PCs to follow radio programs, contribute to radio programs and read articles <text:span text:style-name="T11">and </text:span>news.</text:p>
        </text:list-item>
        <text:list-item>
          <text:p text:style-name="P23"><text:span text:style-name="T10">Users will be able to send their questions which will be answered within 24hrs by the administrator.</text:span></text:p>
          <text:p text:style-name="P23"/>
        </text:list-item>
      </text:list>
      <text:p text:style-name="P7">Requirements <text:span text:style-name="T14">To Build The Website</text:span>:</text:p>
      <text:list xml:id="list2677037487866845253" text:style-name="L4">
        <text:list-item>
          <text:p text:style-name="P25">Information on the scheduling of the various programs at crtv NW.</text:p>
        </text:list-item>
        <text:list-item>
          <text:p text:style-name="P26">Organizational structure </text:p>
        </text:list-item>
        <text:list-item>
          <text:p text:style-name="P26">Software tool which include; text editors, database tools.</text:p>
        </text:list-item>
        <text:list-item>
          <text:p text:style-name="P26">Internet connection.</text:p>
        </text:list-item>
        <text:list-item>
          <text:p text:style-name="P27">Machines used for programming.</text:p>
          <text:p text:style-name="P27"/>
        </text:list-item>
      </text:list>
      <text:p text:style-name="P8"/>
      <text:p text:style-name="P8"><text:soft-page-break/></text:p>
      <text:p text:style-name="P8"/>
      <text:p text:style-name="P8"/>
      <text:p text:style-name="P8"/>
      <text:p text:style-name="P8">Product BackLog:</text:p>
      <text:list xml:id="list3851158275471850623" text:style-name="L5">
        <text:list-item>
          <text:p text:style-name="P28">should be platform independent.</text:p>
        </text:list-item>
        <text:list-item>
          <text:p text:style-name="P29">Signup/signin form</text:p>
        </text:list-item>
        <text:list-item>
          <text:p text:style-name="P29">Admin pannel</text:p>
        </text:list-item>
        <text:list-item>
          <text:p text:style-name="P29">workers pannel </text:p>
        </text:list-item>
        <text:list-item>
          <text:p text:style-name="P29">Database storing username and password of workers.</text:p>
        </text:list-item>
        <text:list-item>
          <text:p text:style-name="P30">Search bar.</text:p>
        </text:list-item>
        <text:list-item>
          <text:p text:style-name="P31">Accessible anywhere in the world.</text:p>
        </text:list-item>
        <text:list-item>
          <text:p text:style-name="P31">Contains the help </text:p>
        </text:list-item>
        <text:list-item>
          <text:p text:style-name="P32">contains views like, home, announcements, sports, news, shows etc.</text:p>
        </text:list-item>
      </text:list>
      <text:p text:style-name="P33"/>
      <text:p text:style-name="P9">Epics:</text:p>
      <text:list xml:id="list4394890625419249580" text:style-name="L6">
        <text:list-item>
          <text:p text:style-name="P24">Users are would be able to access the website using their mobile phones and <text:s/>PCs to follow radio programs, contribute to radio programs and read articles <text:span text:style-name="T11">and </text:span>news <text:span text:style-name="T15">and be able to send their questions which will be answered within 24hrs by the administrator.</text:span></text:p>
        </text:list-item>
        <text:list-item>
          <text:p text:style-name="P34">Database containing records of workers. <text:span text:style-name="T16">Includes; Name and department of each worker.</text:span></text:p>
          <text:p text:style-name="P34"/>
        </text:list-item>
      </text:list>
      <text:p text:style-name="P10">User Stories:</text:p>
      <text:list xml:id="list668605758786345321" text:style-name="L7">
        <text:list-item>
          <text:p text:style-name="P35">As a radio listener, I should be able to <text:span text:style-name="T17">be updated daily of news and announcements by subscribing using my email.</text:span></text:p>
        </text:list-item>
        <text:list-item>
          <text:p text:style-name="P36">As a radio listener, I should be able to read news articles and announcements <text:span text:style-name="T18">from the website.</text:span></text:p>
        </text:list-item>
        <text:list-item>
          <text:p text:style-name="P37">As a radio listener, I should be able to as question and participate on ongoing programs.</text:p>
        </text:list-item>
        <text:list-item>
          <text:p text:style-name="P38">As a radio listener, I should be able to contact service heads to get information.</text:p>
        </text:list-item>
        <text:list-item>
          <text:p text:style-name="P38">As a worker, I should be able to communicate with other workers on the website.</text:p>
        </text:list-item>
        <text:list-item>
          <text:p text:style-name="P39">As a worker, I should be able to update news daily on the website.</text:p>
        </text:list-item>
        <text:list-item>
          <text:p text:style-name="P40">As a worker I should be able to read listeners forms and answer question.</text:p>
        </text:list-item>
        <text:list-item>
          <text:p text:style-name="P41">As a admin, I should be able to access the database to update or delete information.</text:p>
        </text:list-item>
      </text:list>
      <text:p text:style-name="P42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Sprints:</text:p>
      <table:table table:name="Sprints" table:style-name="Sprints">
        <table:table-column table:style-name="Sprints.A" table:number-columns-repeated="2"/>
        <table:table-row>
          <table:table-cell table:style-name="Sprints.A1" office:value-type="string">
            <text:p text:style-name="P47">Sprint I <text:span text:style-name="T20">( Building Interfaces/views)</text:span></text:p>
          </table:table-cell>
          <table:table-cell table:style-name="Sprints.B1" office:value-type="string">
            <text:p text:style-name="P46"><text:s/><text:span text:style-name="T19">Sprint II (database to information)</text:span></text:p>
          </table:table-cell>
        </table:table-row>
        <table:table-row>
          <table:table-cell table:style-name="Sprints.A2" office:value-type="string">
            <text:p text:style-name="P48">Viewing interfaces, subscribing, contributing to programs, Reading news articles, contacting station. <text:span text:style-name="T22">(2days)</text:span></text:p>
          </table:table-cell>
          <table:table-cell table:style-name="Sprints.B1" table:number-rows-spanned="2" office:value-type="string">
            <text:p text:style-name="P50"><text:s/></text:p>
            <text:p text:style-name="P50"><text:span text:style-name="T21">Database containing user name and password of worker, Database contain records of employees. (3days)</text:span></text:p>
          </table:table-cell>
        </table:table-row>
        <table:table-row>
          <table:table-cell table:style-name="Sprints.A2" office:value-type="string">
            <text:p text:style-name="P49">Social platform for workers to communicate with each other.</text:p>
            <text:p text:style-name="P49">Interface to update news articles and announcements. <text:span text:style-name="T23">(4days)</text:span></text:p>
          </table:table-cell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7:06:20.531036235</meta:creation-date>
    <meta:generator>LibreOffice/5.1.6.2$Linux_X86_64 LibreOffice_project/10m0$Build-2</meta:generator>
    <dc:date>2018-08-16T08:01:59.796658086</dc:date>
    <meta:editing-duration>PT55M2S</meta:editing-duration>
    <meta:editing-cycles>77</meta:editing-cycles>
    <meta:document-statistic meta:table-count="1" meta:image-count="0" meta:object-count="0" meta:page-count="3" meta:paragraph-count="59" meta:word-count="554" meta:character-count="3250" meta:non-whitespace-character-count="2768"/>
  </office:meta>
</office:document-meta>
</file>